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8cm"/>
    </style:style>
    <style:style style:name="co2" style:family="table-column">
      <style:table-column-properties fo:break-before="auto" style:column-width="2.157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p</text:p>
          </table:table-cell>
          <table:table-cell table:style-name="ce1" office:value-type="string">
            <text:p>CMS Std</text:p>
          </table:table-cell>
          <table:table-cell table:style-name="ce1" office:value-type="string">
            <text:p>CMS Upg</text:p>
          </table:table-cell>
          <table:table-cell table:style-name="ce1" office:value-type="string">
            <text:p>CMS Longpixel</text:p>
          </table:table-cell>
          <table:table-cell table:style-name="ce1" office:value-type="string">
            <text:p>A Term</text:p>
          </table:table-cell>
          <table:table-cell table:style-name="ce1" office:value-type="string">
            <text:p>B Term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8"/>
          <table:table-cell table:style-name="ce1">
            <draw:frame table:end-cell-address="Sheet1.P23" table:end-x="0.409cm" table:end-y="0.214cm" draw:z-index="0" draw:style-name="gr1" svg:width="15.99cm" svg:height="9.002cm" svg:x="0.226cm" svg:y="0.142cm">
              <draw:object draw:notify-on-update-of-ranges="Sheet1.A3:Sheet1.A22 Sheet1.B3:Sheet1.B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6"/>
          <table:table-cell table:style-name="ce1">
            <draw:frame table:end-cell-address="Sheet1.W24" table:end-x="0.888cm" table:end-y="0.033cm" draw:z-index="2" draw:style-name="gr1" svg:width="15.994cm" svg:height="8.996cm" svg:x="0.701cm" svg:y="0.393cm">
              <draw:object draw:notify-on-update-of-ranges="Sheet1.A3:Sheet1.A22 Sheet1.F3:Sheet1.F2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" table:number-columns-repeated="100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291316">
            <text:p>0.0291316</text:p>
          </table:table-cell>
          <table:table-cell office:value-type="float" office:value="0.0181035">
            <text:p>0.0181035</text:p>
          </table:table-cell>
          <table:table-cell table:style-name="Default" table:formula="of:=SQRT((SQRT([.$B3]^2-MIN([.$B$3:.$B$22])^2))^2+(3.5*MIN([.$B$3:.$B$22]))^2)" office:value-type="float" office:value="0.0316525835432197">
            <text:p>0.0316525835</text:p>
          </table:table-cell>
          <table:table-cell table:style-name="Default" table:formula="of:=SQRT([.B3]^2 - [.F3]^2)" office:value-type="float" office:value="0.0288968708915758">
            <text:p>0.0288968709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0193883">
            <text:p>0.0193883</text:p>
          </table:table-cell>
          <table:table-cell office:value-type="float" office:value="0.0132397">
            <text:p>0.0132397</text:p>
          </table:table-cell>
          <table:table-cell table:style-name="Default" table:formula="of:=SQRT((SQRT([.$B4]^2-MIN([.$B$3:.$B$22])^2))^2+(3.5*MIN([.$B$3:.$B$22]))^2)" office:value-type="float" office:value="0.0230030889945351">
            <text:p>0.023003089</text:p>
          </table:table-cell>
          <table:table-cell table:style-name="Default" table:formula="of:=SQRT([.B4]^2 - [.F4]^2)" office:value-type="float" office:value="0.0190337911529574">
            <text:p>0.0190337912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.875">
            <text:p>1.875</text:p>
          </table:table-cell>
          <table:table-cell office:value-type="float" office:value="0.0150154">
            <text:p>0.0150154</text:p>
          </table:table-cell>
          <table:table-cell office:value-type="float" office:value="0.0106497">
            <text:p>0.0106497</text:p>
          </table:table-cell>
          <table:table-cell table:style-name="Default" table:formula="of:=SQRT((SQRT([.$B5]^2-MIN([.$B$3:.$B$22])^2))^2+(3.5*MIN([.$B$3:.$B$22]))^2)" office:value-type="float" office:value="0.0194601686416254">
            <text:p>0.0194601686</text:p>
          </table:table-cell>
          <table:table-cell table:style-name="Default" table:formula="of:=SQRT([.B5]^2 - [.F5]^2)" office:value-type="float" office:value="0.0145547678072994">
            <text:p>0.0145547678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.625">
            <text:p>2.625</text:p>
          </table:table-cell>
          <table:table-cell office:value-type="float" office:value="0.011742">
            <text:p>0.011742</text:p>
          </table:table-cell>
          <table:table-cell office:value-type="float" office:value="0.00800839">
            <text:p>0.00800839</text:p>
          </table:table-cell>
          <table:table-cell table:style-name="Default" table:formula="of:=SQRT((SQRT([.$B6]^2-MIN([.$B$3:.$B$22])^2))^2+(3.5*MIN([.$B$3:.$B$22]))^2)" office:value-type="float" office:value="0.0170619603328721">
            <text:p>0.0170619603</text:p>
          </table:table-cell>
          <table:table-cell table:style-name="Default" table:formula="of:=SQRT([.B6]^2 - [.F6]^2)" office:value-type="float" office:value="0.0111469095611474">
            <text:p>0.0111469096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.00907799">
            <text:p>0.00907799</text:p>
          </table:table-cell>
          <table:table-cell office:value-type="float" office:value="0.00493383">
            <text:p>0.00493383</text:p>
          </table:table-cell>
          <table:table-cell table:style-name="Default" table:formula="of:=SQRT((SQRT([.$B7]^2-MIN([.$B$3:.$B$22])^2))^2+(3.5*MIN([.$B$3:.$B$22]))^2)" office:value-type="float" office:value="0.0153507598782796">
            <text:p>0.0153507599</text:p>
          </table:table-cell>
          <table:table-cell table:style-name="Default" table:formula="of:=SQRT([.B7]^2 - [.F7]^2)" office:value-type="float" office:value="0.0082939092835948">
            <text:p>0.0082939093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0.00728537">
            <text:p>0.00728537</text:p>
          </table:table-cell>
          <table:table-cell office:value-type="float" office:value="0.00379936">
            <text:p>0.00379936</text:p>
          </table:table-cell>
          <table:table-cell table:style-name="Default" table:formula="of:=SQRT((SQRT([.$B8]^2-MIN([.$B$3:.$B$22])^2))^2+(3.5*MIN([.$B$3:.$B$22]))^2)" office:value-type="float" office:value="0.01436358389948">
            <text:p>0.0143635839</text:p>
          </table:table-cell>
          <table:table-cell table:style-name="Default" table:formula="of:=SQRT([.B8]^2 - [.F8]^2)" office:value-type="float" office:value="0.00628137284367836">
            <text:p>0.0062813728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0.00588341">
            <text:p>0.00588341</text:p>
          </table:table-cell>
          <table:table-cell office:value-type="float" office:value="0.00313137">
            <text:p>0.00313137</text:p>
          </table:table-cell>
          <table:table-cell table:style-name="Default" table:formula="of:=SQRT((SQRT([.$B9]^2-MIN([.$B$3:.$B$22])^2))^2+(3.5*MIN([.$B$3:.$B$22]))^2)" office:value-type="float" office:value="0.0137058542101031">
            <text:p>0.0137058542</text:p>
          </table:table-cell>
          <table:table-cell table:style-name="Default" table:formula="of:=SQRT([.B9]^2 - [.F9]^2)" office:value-type="float" office:value="0.00458187101438921">
            <text:p>0.004581871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00518293">
            <text:p>0.00518293</text:p>
          </table:table-cell>
          <table:table-cell office:value-type="float" office:value="0.0028572">
            <text:p>0.0028572</text:p>
          </table:table-cell>
          <table:table-cell table:style-name="Default" table:formula="of:=SQRT((SQRT([.$B10]^2-MIN([.$B$3:.$B$22])^2))^2+(3.5*MIN([.$B$3:.$B$22]))^2)" office:value-type="float" office:value="0.0134200853121506">
            <text:p>0.0134200853</text:p>
          </table:table-cell>
          <table:table-cell table:style-name="Default" table:formula="of:=SQRT([.B10]^2 - [.F10]^2)" office:value-type="float" office:value="0.00363892733498486">
            <text:p>0.0036389273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9.75">
            <text:p>9.75</text:p>
          </table:table-cell>
          <table:table-cell office:value-type="float" office:value="0.00458982">
            <text:p>0.00458982</text:p>
          </table:table-cell>
          <table:table-cell office:value-type="float" office:value="0.00268227">
            <text:p>0.00268227</text:p>
          </table:table-cell>
          <table:table-cell table:style-name="Default" table:formula="of:=SQRT((SQRT([.$B11]^2-MIN([.$B$3:.$B$22])^2))^2+(3.5*MIN([.$B$3:.$B$22]))^2)" office:value-type="float" office:value="0.013202362441355">
            <text:p>0.0132023624</text:p>
          </table:table-cell>
          <table:table-cell table:style-name="Default" table:formula="of:=SQRT([.B11]^2 - [.F11]^2)" office:value-type="float" office:value="0.00272864002697314">
            <text:p>0.00272864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2.625">
            <text:p>12.625</text:p>
          </table:table-cell>
          <table:table-cell office:value-type="float" office:value="0.00436973">
            <text:p>0.00436973</text:p>
          </table:table-cell>
          <table:table-cell office:value-type="float" office:value="0.00254671">
            <text:p>0.00254671</text:p>
          </table:table-cell>
          <table:table-cell table:style-name="Default" table:formula="of:=SQRT((SQRT([.$B12]^2-MIN([.$B$3:.$B$22])^2))^2+(3.5*MIN([.$B$3:.$B$22]))^2)" office:value-type="float" office:value="0.0131274699265852">
            <text:p>0.0131274699</text:p>
          </table:table-cell>
          <table:table-cell table:style-name="Default" table:formula="of:=SQRT([.B12]^2 - [.F12]^2)" office:value-type="float" office:value="0.00233956599336287">
            <text:p>0.002339566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6.375">
            <text:p>16.375</text:p>
          </table:table-cell>
          <table:table-cell office:value-type="float" office:value="0.00416598">
            <text:p>0.00416598</text:p>
          </table:table-cell>
          <table:table-cell office:value-type="float" office:value="0.00243815">
            <text:p>0.00243815</text:p>
          </table:table-cell>
          <table:table-cell table:style-name="Default" table:formula="of:=SQRT((SQRT([.$B13]^2-MIN([.$B$3:.$B$22])^2))^2+(3.5*MIN([.$B$3:.$B$22]))^2)" office:value-type="float" office:value="0.0130610610503473">
            <text:p>0.0130610611</text:p>
          </table:table-cell>
          <table:table-cell table:style-name="Default" table:formula="of:=SQRT([.B13]^2 - [.F13]^2)" office:value-type="float" office:value="0.001932464262231">
            <text:p>0.0019324643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1.25">
            <text:p>21.25</text:p>
          </table:table-cell>
          <table:table-cell office:value-type="float" office:value="0.00407721">
            <text:p>0.00407721</text:p>
          </table:table-cell>
          <table:table-cell office:value-type="float" office:value="0.00236192">
            <text:p>0.00236192</text:p>
          </table:table-cell>
          <table:table-cell table:style-name="Default" table:formula="of:=SQRT((SQRT([.$B14]^2-MIN([.$B$3:.$B$22])^2))^2+(3.5*MIN([.$B$3:.$B$22]))^2)" office:value-type="float" office:value="0.0130330183681525">
            <text:p>0.0130330184</text:p>
          </table:table-cell>
          <table:table-cell table:style-name="Default" table:formula="of:=SQRT([.B14]^2 - [.F14]^2)" office:value-type="float" office:value="0.00173282144160903">
            <text:p>0.0017328214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7.75">
            <text:p>27.75</text:p>
          </table:table-cell>
          <table:table-cell office:value-type="float" office:value="0.00390397">
            <text:p>0.00390397</text:p>
          </table:table-cell>
          <table:table-cell office:value-type="float" office:value="0.00234083">
            <text:p>0.00234083</text:p>
          </table:table-cell>
          <table:table-cell table:style-name="Default" table:formula="of:=SQRT((SQRT([.$B15]^2-MIN([.$B$3:.$B$22])^2))^2+(3.5*MIN([.$B$3:.$B$22]))^2)" office:value-type="float" office:value="0.0129798654908824">
            <text:p>0.0129798655</text:p>
          </table:table-cell>
          <table:table-cell table:style-name="Default" table:formula="of:=SQRT([.B15]^2 - [.F15]^2)" office:value-type="float" office:value="0.00127279634085741">
            <text:p>0.0012727963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6.125">
            <text:p>36.125</text:p>
          </table:table-cell>
          <table:table-cell office:value-type="float" office:value="0.00384271">
            <text:p>0.00384271</text:p>
          </table:table-cell>
          <table:table-cell office:value-type="float" office:value="0.00230287">
            <text:p>0.00230287</text:p>
          </table:table-cell>
          <table:table-cell table:style-name="Default" table:formula="of:=SQRT((SQRT([.$B16]^2-MIN([.$B$3:.$B$22])^2))^2+(3.5*MIN([.$B$3:.$B$22]))^2)" office:value-type="float" office:value="0.0129615719164228">
            <text:p>0.0129615719</text:p>
          </table:table-cell>
          <table:table-cell table:style-name="Default" table:formula="of:=SQRT([.B16]^2 - [.F16]^2)" office:value-type="float" office:value="0.00107025646856256">
            <text:p>0.0010702565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38075">
            <text:p>0.0038075</text:p>
          </table:table-cell>
          <table:table-cell office:value-type="float" office:value="0.00227005">
            <text:p>0.00227005</text:p>
          </table:table-cell>
          <table:table-cell table:style-name="Default" table:formula="of:=SQRT((SQRT([.$B17]^2-MIN([.$B$3:.$B$22])^2))^2+(3.5*MIN([.$B$3:.$B$22]))^2)" office:value-type="float" office:value="0.0129511768828358">
            <text:p>0.0129511769</text:p>
          </table:table-cell>
          <table:table-cell table:style-name="Default" table:formula="of:=SQRT([.B17]^2 - [.F17]^2)" office:value-type="float" office:value="0.000935994131605533">
            <text:p>0.0009359941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61.25">
            <text:p>61.25</text:p>
          </table:table-cell>
          <table:table-cell office:value-type="float" office:value="0.00374053">
            <text:p>0.00374053</text:p>
          </table:table-cell>
          <table:table-cell office:value-type="float" office:value="0.00226774">
            <text:p>0.00226774</text:p>
          </table:table-cell>
          <table:table-cell table:style-name="Default" table:formula="of:=SQRT((SQRT([.$B18]^2-MIN([.$B$3:.$B$22])^2))^2+(3.5*MIN([.$B$3:.$B$22]))^2)" office:value-type="float" office:value="0.0129316468820255">
            <text:p>0.0129316469</text:p>
          </table:table-cell>
          <table:table-cell table:style-name="Default" table:formula="of:=SQRT([.B18]^2 - [.F18]^2)" office:value-type="float" office:value="0.000608763866618248">
            <text:p>0.0006087639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79.75">
            <text:p>79.75</text:p>
          </table:table-cell>
          <table:table-cell office:value-type="float" office:value="0.00369986">
            <text:p>0.00369986</text:p>
          </table:table-cell>
          <table:table-cell office:value-type="float" office:value="0.00228238">
            <text:p>0.00228238</text:p>
          </table:table-cell>
          <table:table-cell table:style-name="Default" table:formula="of:=SQRT((SQRT([.$B19]^2-MIN([.$B$3:.$B$22])^2))^2+(3.5*MIN([.$B$3:.$B$22]))^2)" office:value-type="float" office:value="0.0129199415795932">
            <text:p>0.0129199416</text:p>
          </table:table-cell>
          <table:table-cell table:style-name="Default" table:formula="of:=SQRT([.B19]^2 - [.F19]^2)" office:value-type="float" office:value="0.000260754259792624">
            <text:p>0.0002607543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03.875">
            <text:p>103.875</text:p>
          </table:table-cell>
          <table:table-cell office:value-type="float" office:value="0.00371208">
            <text:p>0.00371208</text:p>
          </table:table-cell>
          <table:table-cell office:value-type="float" office:value="0.00226954">
            <text:p>0.00226954</text:p>
          </table:table-cell>
          <table:table-cell table:style-name="Default" table:formula="of:=SQRT((SQRT([.$B20]^2-MIN([.$B$3:.$B$22])^2))^2+(3.5*MIN([.$B$3:.$B$22]))^2)" office:value-type="float" office:value="0.0129234463022407">
            <text:p>0.0129234463</text:p>
          </table:table-cell>
          <table:table-cell table:style-name="Default" table:formula="of:=SQRT([.B20]^2 - [.F20]^2)" office:value-type="float" office:value="0.000398204332974916">
            <text:p>0.0003982043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35.375">
            <text:p>135.375</text:p>
          </table:table-cell>
          <table:table-cell office:value-type="float" office:value="0.00369066">
            <text:p>0.00369066</text:p>
          </table:table-cell>
          <table:table-cell office:value-type="float" office:value="0.00225889">
            <text:p>0.00225889</text:p>
          </table:table-cell>
          <table:table-cell table:style-name="Default" table:formula="of:=SQRT((SQRT([.$B21]^2-MIN([.$B$3:.$B$22])^2))^2+(3.5*MIN([.$B$3:.$B$22]))^2)" office:value-type="float" office:value="0.01291731">
            <text:p>0.01291731</text:p>
          </table:table-cell>
          <table:table-cell table:style-name="Default" table:formula="of:=SQRT([.B21]^2 - [.F21]^2)" office:value-type="float" office:value="0">
            <text:p>0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76.5">
            <text:p>176.5</text:p>
          </table:table-cell>
          <table:table-cell office:value-type="float" office:value="0.0036982">
            <text:p>0.0036982</text:p>
          </table:table-cell>
          <table:table-cell office:value-type="float" office:value="0.00225719">
            <text:p>0.00225719</text:p>
          </table:table-cell>
          <table:table-cell table:style-name="Default" table:formula="of:=SQRT((SQRT([.$B22]^2-MIN([.$B$3:.$B$22])^2))^2+(3.5*MIN([.$B$3:.$B$22]))^2)" office:value-type="float" office:value="0.012919466306334">
            <text:p>0.0129194663</text:p>
          </table:table-cell>
          <table:table-cell table:style-name="Default" table:formula="of:=SQRT([.B22]^2 - [.F22]^2)" office:value-type="float" office:value="0.000236033905191603">
            <text:p>0.0002360339</text:p>
          </table:table-cell>
          <table:table-cell table:style-name="Default" table:formula="of:=MIN([.$B$3:.$B$22])" office:value-type="float" office:value="0.00369066">
            <text:p>0.003690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988338">
            <text:p>0.0988338</text:p>
          </table:table-cell>
          <table:table-cell office:value-type="float" office:value="0.0553978">
            <text:p>0.0553978</text:p>
          </table:table-cell>
          <table:table-cell table:formula="of:=SQRT((SQRT([.$B23]^2-MIN([.$B$23:.$B$42])^2))^2+(3.5*MIN([.$B$23:.$B$42]))^2)" office:value-type="float" office:value="0.10019719344309">
            <text:p>0.1001971934</text:p>
          </table:table-cell>
          <table:table-cell table:number-columns-repeated="1020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0785555">
            <text:p>0.0785555</text:p>
          </table:table-cell>
          <table:table-cell office:value-type="float" office:value="0.0423619">
            <text:p>0.0423619</text:p>
          </table:table-cell>
          <table:table-cell table:formula="of:=SQRT((SQRT([.$B24]^2-MIN([.$B$23:.$B$42])^2))^2+(3.5*MIN([.$B$23:.$B$42]))^2)" office:value-type="float" office:value="0.0802640899262055">
            <text:p>0.0802640899</text:p>
          </table:table-cell>
          <table:table-cell table:number-columns-repeated="4"/>
          <table:table-cell>
            <draw:frame table:end-cell-address="Sheet1.P45" table:end-x="0.276cm" table:end-y="0.174cm" draw:z-index="1" draw:style-name="gr1" svg:width="15.991cm" svg:height="9.002cm" svg:x="0.092cm" svg:y="0.102cm">
              <draw:object draw:notify-on-update-of-ranges="Sheet1.A3:Sheet1.A22 Sheet1.E3:Sheet1.E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float" office:value="1.875">
            <text:p>1.875</text:p>
          </table:table-cell>
          <table:table-cell office:value-type="float" office:value="0.0573279">
            <text:p>0.0573279</text:p>
          </table:table-cell>
          <table:table-cell office:value-type="float" office:value="0.0359881">
            <text:p>0.0359881</text:p>
          </table:table-cell>
          <table:table-cell table:formula="of:=SQRT((SQRT([.$B25]^2-MIN([.$B$23:.$B$42])^2))^2+(3.5*MIN([.$B$23:.$B$42]))^2)" office:value-type="float" office:value="0.0596476795008993">
            <text:p>0.0596476795</text:p>
          </table:table-cell>
          <table:table-cell table:number-columns-repeated="11"/>
          <table:table-cell>
            <draw:frame table:end-cell-address="Sheet1.W46" table:end-x="0.982cm" table:end-y="0.295cm" draw:z-index="3" draw:style-name="gr1" svg:width="15.993cm" svg:height="8.996cm" svg:x="0.796cm" svg:y="0.229cm">
              <draw:object draw:notify-on-update-of-ranges="Sheet1.A3:Sheet1.A22 Sheet1.D3:Sheet1.D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office:value-type="float" office:value="2.625">
            <text:p>2.625</text:p>
          </table:table-cell>
          <table:table-cell office:value-type="float" office:value="0.0436959">
            <text:p>0.0436959</text:p>
          </table:table-cell>
          <table:table-cell office:value-type="float" office:value="0.0304991">
            <text:p>0.0304991</text:p>
          </table:table-cell>
          <table:table-cell table:formula="of:=SQRT((SQRT([.$B26]^2-MIN([.$B$23:.$B$42])^2))^2+(3.5*MIN([.$B$23:.$B$42]))^2)" office:value-type="float" office:value="0.0466978503599684">
            <text:p>0.0466978504</text:p>
          </table:table-cell>
          <table:table-cell table:number-columns-repeated="1020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.0346735">
            <text:p>0.0346735</text:p>
          </table:table-cell>
          <table:table-cell office:value-type="float" office:value="0.0264561">
            <text:p>0.0264561</text:p>
          </table:table-cell>
          <table:table-cell table:formula="of:=SQRT((SQRT([.$B27]^2-MIN([.$B$23:.$B$42])^2))^2+(3.5*MIN([.$B$23:.$B$42]))^2)" office:value-type="float" office:value="0.0383876171920321">
            <text:p>0.0383876172</text:p>
          </table:table-cell>
          <table:table-cell table:number-columns-repeated="1020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0.0257291">
            <text:p>0.0257291</text:p>
          </table:table-cell>
          <table:table-cell office:value-type="float" office:value="0.0195565">
            <text:p>0.0195565</text:p>
          </table:table-cell>
          <table:table-cell table:formula="of:=SQRT((SQRT([.$B28]^2-MIN([.$B$23:.$B$42])^2))^2+(3.5*MIN([.$B$23:.$B$42]))^2)" office:value-type="float" office:value="0.0305506814693551">
            <text:p>0.0305506815</text:p>
          </table:table-cell>
          <table:table-cell table:number-columns-repeated="1020"/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0.021024">
            <text:p>0.021024</text:p>
          </table:table-cell>
          <table:table-cell office:value-type="float" office:value="0.00810712">
            <text:p>0.00810712</text:p>
          </table:table-cell>
          <table:table-cell table:formula="of:=SQRT((SQRT([.$B29]^2-MIN([.$B$23:.$B$42])^2))^2+(3.5*MIN([.$B$23:.$B$42]))^2)" office:value-type="float" office:value="0.0267089147557889">
            <text:p>0.0267089148</text:p>
          </table:table-cell>
          <table:table-cell table:number-columns-repeated="1020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0151327">
            <text:p>0.0151327</text:p>
          </table:table-cell>
          <table:table-cell office:value-type="float" office:value="0.00530011">
            <text:p>0.00530011</text:p>
          </table:table-cell>
          <table:table-cell table:formula="of:=SQRT((SQRT([.$B30]^2-MIN([.$B$23:.$B$42])^2))^2+(3.5*MIN([.$B$23:.$B$42]))^2)" office:value-type="float" office:value="0.0223686423531246">
            <text:p>0.0223686424</text:p>
          </table:table-cell>
          <table:table-cell table:number-columns-repeated="1020"/>
        </table:table-row>
        <table:table-row table:style-name="ro1">
          <table:table-cell office:value-type="float" office:value="9.75">
            <text:p>9.75</text:p>
          </table:table-cell>
          <table:table-cell office:value-type="float" office:value="0.0116033">
            <text:p>0.0116033</text:p>
          </table:table-cell>
          <table:table-cell office:value-type="float" office:value="0.00431393">
            <text:p>0.00431393</text:p>
          </table:table-cell>
          <table:table-cell table:formula="of:=SQRT((SQRT([.$B31]^2-MIN([.$B$23:.$B$42])^2))^2+(3.5*MIN([.$B$23:.$B$42]))^2)" office:value-type="float" office:value="0.0201492958269514">
            <text:p>0.0201492958</text:p>
          </table:table-cell>
          <table:table-cell table:number-columns-repeated="1020"/>
        </table:table-row>
        <table:table-row table:style-name="ro1">
          <table:table-cell office:value-type="float" office:value="12.625">
            <text:p>12.625</text:p>
          </table:table-cell>
          <table:table-cell office:value-type="float" office:value="0.00976271">
            <text:p>0.00976271</text:p>
          </table:table-cell>
          <table:table-cell office:value-type="float" office:value="0.00383654">
            <text:p>0.00383654</text:p>
          </table:table-cell>
          <table:table-cell table:formula="of:=SQRT((SQRT([.$B32]^2-MIN([.$B$23:.$B$42])^2))^2+(3.5*MIN([.$B$23:.$B$42]))^2)" office:value-type="float" office:value="0.019148578484475">
            <text:p>0.0191485785</text:p>
          </table:table-cell>
          <table:table-cell table:number-columns-repeated="1020"/>
        </table:table-row>
        <table:table-row table:style-name="ro1">
          <table:table-cell office:value-type="float" office:value="16.375">
            <text:p>16.375</text:p>
          </table:table-cell>
          <table:table-cell office:value-type="float" office:value="0.00783062">
            <text:p>0.00783062</text:p>
          </table:table-cell>
          <table:table-cell office:value-type="float" office:value="0.00336507">
            <text:p>0.00336507</text:p>
          </table:table-cell>
          <table:table-cell table:formula="of:=SQRT((SQRT([.$B33]^2-MIN([.$B$23:.$B$42])^2))^2+(3.5*MIN([.$B$23:.$B$42]))^2)" office:value-type="float" office:value="0.0182394122990956">
            <text:p>0.0182394123</text:p>
          </table:table-cell>
          <table:table-cell table:number-columns-repeated="1020"/>
        </table:table-row>
        <table:table-row table:style-name="ro1">
          <table:table-cell office:value-type="float" office:value="21.25">
            <text:p>21.25</text:p>
          </table:table-cell>
          <table:table-cell office:value-type="float" office:value="0.0071474">
            <text:p>0.0071474</text:p>
          </table:table-cell>
          <table:table-cell office:value-type="float" office:value="0.00308275">
            <text:p>0.00308275</text:p>
          </table:table-cell>
          <table:table-cell table:formula="of:=SQRT((SQRT([.$B34]^2-MIN([.$B$23:.$B$42])^2))^2+(3.5*MIN([.$B$23:.$B$42]))^2)" office:value-type="float" office:value="0.0179566945229906">
            <text:p>0.0179566945</text:p>
          </table:table-cell>
          <table:table-cell table:number-columns-repeated="1020"/>
        </table:table-row>
        <table:table-row table:style-name="ro1">
          <table:table-cell office:value-type="float" office:value="27.75">
            <text:p>27.75</text:p>
          </table:table-cell>
          <table:table-cell office:value-type="float" office:value="0.00644755">
            <text:p>0.00644755</text:p>
          </table:table-cell>
          <table:table-cell office:value-type="float" office:value="0.00294551">
            <text:p>0.00294551</text:p>
          </table:table-cell>
          <table:table-cell table:formula="of:=SQRT((SQRT([.$B35]^2-MIN([.$B$23:.$B$42])^2))^2+(3.5*MIN([.$B$23:.$B$42]))^2)" office:value-type="float" office:value="0.0176897838436342">
            <text:p>0.0176897838</text:p>
          </table:table-cell>
          <table:table-cell table:number-columns-repeated="1020"/>
        </table:table-row>
        <table:table-row table:style-name="ro1">
          <table:table-cell office:value-type="float" office:value="36.125">
            <text:p>36.125</text:p>
          </table:table-cell>
          <table:table-cell office:value-type="float" office:value="0.00595801">
            <text:p>0.00595801</text:p>
          </table:table-cell>
          <table:table-cell office:value-type="float" office:value="0.00277017">
            <text:p>0.00277017</text:p>
          </table:table-cell>
          <table:table-cell table:formula="of:=SQRT((SQRT([.$B36]^2-MIN([.$B$23:.$B$42])^2))^2+(3.5*MIN([.$B$23:.$B$42]))^2)" office:value-type="float" office:value="0.0175172895903476">
            <text:p>0.0175172896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550772">
            <text:p>0.00550772</text:p>
          </table:table-cell>
          <table:table-cell office:value-type="float" office:value="0.00266355">
            <text:p>0.00266355</text:p>
          </table:table-cell>
          <table:table-cell table:formula="of:=SQRT((SQRT([.$B37]^2-MIN([.$B$23:.$B$42])^2))^2+(3.5*MIN([.$B$23:.$B$42]))^2)" office:value-type="float" office:value="0.0173692985186622">
            <text:p>0.0173692985</text:p>
          </table:table-cell>
          <table:table-cell table:number-columns-repeated="1020"/>
        </table:table-row>
        <table:table-row table:style-name="ro1">
          <table:table-cell office:value-type="float" office:value="61.25">
            <text:p>61.25</text:p>
          </table:table-cell>
          <table:table-cell office:value-type="float" office:value="0.00528184">
            <text:p>0.00528184</text:p>
          </table:table-cell>
          <table:table-cell office:value-type="float" office:value="0.00260756">
            <text:p>0.00260756</text:p>
          </table:table-cell>
          <table:table-cell table:formula="of:=SQRT((SQRT([.$B38]^2-MIN([.$B$23:.$B$42])^2))^2+(3.5*MIN([.$B$23:.$B$42]))^2)" office:value-type="float" office:value="0.0172989995438349">
            <text:p>0.0172989995</text:p>
          </table:table-cell>
          <table:table-cell table:number-columns-repeated="1020"/>
        </table:table-row>
        <table:table-row table:style-name="ro1">
          <table:table-cell office:value-type="float" office:value="79.75">
            <text:p>79.75</text:p>
          </table:table-cell>
          <table:table-cell office:value-type="float" office:value="0.00517446">
            <text:p>0.00517446</text:p>
          </table:table-cell>
          <table:table-cell office:value-type="float" office:value="0.00256623">
            <text:p>0.00256623</text:p>
          </table:table-cell>
          <table:table-cell table:formula="of:=SQRT((SQRT([.$B39]^2-MIN([.$B$23:.$B$42])^2))^2+(3.5*MIN([.$B$23:.$B$42]))^2)" office:value-type="float" office:value="0.0172665163748684">
            <text:p>0.0172665164</text:p>
          </table:table-cell>
          <table:table-cell table:number-columns-repeated="1020"/>
        </table:table-row>
        <table:table-row table:style-name="ro1">
          <table:table-cell office:value-type="float" office:value="103.875">
            <text:p>103.875</text:p>
          </table:table-cell>
          <table:table-cell office:value-type="float" office:value="0.00500326">
            <text:p>0.00500326</text:p>
          </table:table-cell>
          <table:table-cell office:value-type="float" office:value="0.00253219">
            <text:p>0.00253219</text:p>
          </table:table-cell>
          <table:table-cell table:formula="of:=SQRT((SQRT([.$B40]^2-MIN([.$B$23:.$B$42])^2))^2+(3.5*MIN([.$B$23:.$B$42]))^2)" office:value-type="float" office:value="0.017215985654606">
            <text:p>0.0172159857</text:p>
          </table:table-cell>
          <table:table-cell table:number-columns-repeated="1020"/>
        </table:table-row>
        <table:table-row table:style-name="ro1">
          <table:table-cell office:value-type="float" office:value="135.375">
            <text:p>135.375</text:p>
          </table:table-cell>
          <table:table-cell office:value-type="float" office:value="0.00497434">
            <text:p>0.00497434</text:p>
          </table:table-cell>
          <table:table-cell office:value-type="float" office:value="0.00252434">
            <text:p>0.00252434</text:p>
          </table:table-cell>
          <table:table-cell table:formula="of:=SQRT((SQRT([.$B41]^2-MIN([.$B$23:.$B$42])^2))^2+(3.5*MIN([.$B$23:.$B$42]))^2)" office:value-type="float" office:value="0.0172076032575022">
            <text:p>0.0172076033</text:p>
          </table:table-cell>
          <table:table-cell table:number-columns-repeated="1020"/>
        </table:table-row>
        <table:table-row table:style-name="ro1">
          <table:table-cell office:value-type="float" office:value="176.5">
            <text:p>176.5</text:p>
          </table:table-cell>
          <table:table-cell office:value-type="float" office:value="0.00491128">
            <text:p>0.00491128</text:p>
          </table:table-cell>
          <table:table-cell office:value-type="float" office:value="0.00248682">
            <text:p>0.00248682</text:p>
          </table:table-cell>
          <table:table-cell table:formula="of:=SQRT((SQRT([.$B42]^2-MIN([.$B$23:.$B$42])^2))^2+(3.5*MIN([.$B$23:.$B$42]))^2)" office:value-type="float" office:value="0.01718948">
            <text:p>0.01718948</text:p>
          </table:table-cell>
          <table:table-cell table:number-columns-repeated="10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30144">
            <text:p>0.230144</text:p>
          </table:table-cell>
          <table:table-cell office:value-type="float" office:value="0.229109">
            <text:p>0.229109</text:p>
          </table:table-cell>
          <table:table-cell table:formula="of:=SQRT((SQRT([.$B43]^2-MIN([.$B$43:.$B$62])^2))^2+(3.5*MIN([.$B$43:.$B$62]))^2)" office:value-type="float" office:value="0.231408075226385">
            <text:p>0.2314080752</text:p>
          </table:table-cell>
          <table:table-cell table:number-columns-repeated="1020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22966">
            <text:p>0.22966</text:p>
          </table:table-cell>
          <table:table-cell office:value-type="float" office:value="0.133401">
            <text:p>0.133401</text:p>
          </table:table-cell>
          <table:table-cell table:formula="of:=SQRT((SQRT([.$B44]^2-MIN([.$B$43:.$B$62])^2))^2+(3.5*MIN([.$B$43:.$B$62]))^2)" office:value-type="float" office:value="0.230926724620561">
            <text:p>0.2309267246</text:p>
          </table:table-cell>
          <table:table-cell table:number-columns-repeated="1020"/>
        </table:table-row>
        <table:table-row table:style-name="ro1">
          <table:table-cell office:value-type="float" office:value="1.875">
            <text:p>1.875</text:p>
          </table:table-cell>
          <table:table-cell office:value-type="float" office:value="0.230382">
            <text:p>0.230382</text:p>
          </table:table-cell>
          <table:table-cell office:value-type="float" office:value="0.0780838">
            <text:p>0.0780838</text:p>
          </table:table-cell>
          <table:table-cell table:formula="of:=SQRT((SQRT([.$B45]^2-MIN([.$B$43:.$B$62])^2))^2+(3.5*MIN([.$B$43:.$B$62]))^2)" office:value-type="float" office:value="0.231644776474628">
            <text:p>0.2316447765</text:p>
          </table:table-cell>
          <table:table-cell table:number-columns-repeated="1020"/>
        </table:table-row>
        <table:table-row table:style-name="ro1">
          <table:table-cell office:value-type="float" office:value="2.625">
            <text:p>2.625</text:p>
          </table:table-cell>
          <table:table-cell office:value-type="float" office:value="0.111625">
            <text:p>0.111625</text:p>
          </table:table-cell>
          <table:table-cell office:value-type="float" office:value="0.0529396">
            <text:p>0.0529396</text:p>
          </table:table-cell>
          <table:table-cell table:formula="of:=SQRT((SQRT([.$B46]^2-MIN([.$B$43:.$B$62])^2))^2+(3.5*MIN([.$B$43:.$B$62]))^2)" office:value-type="float" office:value="0.114208481160466">
            <text:p>0.1142084812</text:p>
          </table:table-cell>
          <table:table-cell table:number-columns-repeated="1020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.0840577">
            <text:p>0.0840577</text:p>
          </table:table-cell>
          <table:table-cell office:value-type="float" office:value="0.0468694">
            <text:p>0.0468694</text:p>
          </table:table-cell>
          <table:table-cell table:formula="of:=SQRT((SQRT([.$B47]^2-MIN([.$B$43:.$B$62])^2))^2+(3.5*MIN([.$B$43:.$B$62]))^2)" office:value-type="float" office:value="0.0874593246787928">
            <text:p>0.0874593247</text:p>
          </table:table-cell>
          <table:table-cell table:number-columns-repeated="1020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0.0735353">
            <text:p>0.0735353</text:p>
          </table:table-cell>
          <table:table-cell office:value-type="float" office:value="0.0352922">
            <text:p>0.0352922</text:p>
          </table:table-cell>
          <table:table-cell table:formula="of:=SQRT((SQRT([.$B48]^2-MIN([.$B$43:.$B$62])^2))^2+(3.5*MIN([.$B$43:.$B$62]))^2)" office:value-type="float" office:value="0.0774007551001313">
            <text:p>0.0774007551</text:p>
          </table:table-cell>
          <table:table-cell table:number-columns-repeated="1020"/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0.0486484">
            <text:p>0.0486484</text:p>
          </table:table-cell>
          <table:table-cell office:value-type="float" office:value="0.0252688">
            <text:p>0.0252688</text:p>
          </table:table-cell>
          <table:table-cell table:formula="of:=SQRT((SQRT([.$B49]^2-MIN([.$B$43:.$B$62])^2))^2+(3.5*MIN([.$B$43:.$B$62]))^2)" office:value-type="float" office:value="0.0543148540138009">
            <text:p>0.054314854</text:p>
          </table:table-cell>
          <table:table-cell table:number-columns-repeated="1020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0328008">
            <text:p>0.0328008</text:p>
          </table:table-cell>
          <table:table-cell office:value-type="float" office:value="0.0183207">
            <text:p>0.0183207</text:p>
          </table:table-cell>
          <table:table-cell table:formula="of:=SQRT((SQRT([.$B50]^2-MIN([.$B$43:.$B$62])^2))^2+(3.5*MIN([.$B$43:.$B$62]))^2)" office:value-type="float" office:value="0.0407348625211931">
            <text:p>0.0407348625</text:p>
          </table:table-cell>
          <table:table-cell table:number-columns-repeated="1020"/>
        </table:table-row>
        <table:table-row table:style-name="ro1">
          <table:table-cell office:value-type="float" office:value="9.75">
            <text:p>9.75</text:p>
          </table:table-cell>
          <table:table-cell office:value-type="float" office:value="0.0243694">
            <text:p>0.0243694</text:p>
          </table:table-cell>
          <table:table-cell office:value-type="float" office:value="0.0106681">
            <text:p>0.0106681</text:p>
          </table:table-cell>
          <table:table-cell table:formula="of:=SQRT((SQRT([.$B51]^2-MIN([.$B$43:.$B$62])^2))^2+(3.5*MIN([.$B$43:.$B$62]))^2)" office:value-type="float" office:value="0.0343118667568598">
            <text:p>0.0343118668</text:p>
          </table:table-cell>
          <table:table-cell table:number-columns-repeated="1020"/>
        </table:table-row>
        <table:table-row table:style-name="ro1">
          <table:table-cell office:value-type="float" office:value="12.625">
            <text:p>12.625</text:p>
          </table:table-cell>
          <table:table-cell office:value-type="float" office:value="0.0192532">
            <text:p>0.0192532</text:p>
          </table:table-cell>
          <table:table-cell office:value-type="float" office:value="0.00720267">
            <text:p>0.00720267</text:p>
          </table:table-cell>
          <table:table-cell table:formula="of:=SQRT((SQRT([.$B52]^2-MIN([.$B$43:.$B$62])^2))^2+(3.5*MIN([.$B$43:.$B$62]))^2)" office:value-type="float" office:value="0.0308888694228277">
            <text:p>0.0308888694</text:p>
          </table:table-cell>
          <table:table-cell table:number-columns-repeated="1020"/>
        </table:table-row>
        <table:table-row table:style-name="ro1">
          <table:table-cell office:value-type="float" office:value="16.375">
            <text:p>16.375</text:p>
          </table:table-cell>
          <table:table-cell office:value-type="float" office:value="0.0157315">
            <text:p>0.0157315</text:p>
          </table:table-cell>
          <table:table-cell office:value-type="float" office:value="0.00580866">
            <text:p>0.00580866</text:p>
          </table:table-cell>
          <table:table-cell table:formula="of:=SQRT((SQRT([.$B53]^2-MIN([.$B$43:.$B$62])^2))^2+(3.5*MIN([.$B$43:.$B$62]))^2)" office:value-type="float" office:value="0.0288256246459725">
            <text:p>0.0288256246</text:p>
          </table:table-cell>
          <table:table-cell table:number-columns-repeated="1020"/>
        </table:table-row>
        <table:table-row table:style-name="ro1">
          <table:table-cell office:value-type="float" office:value="21.25">
            <text:p>21.25</text:p>
          </table:table-cell>
          <table:table-cell office:value-type="float" office:value="0.0138284">
            <text:p>0.0138284</text:p>
          </table:table-cell>
          <table:table-cell office:value-type="float" office:value="0.00517792">
            <text:p>0.00517792</text:p>
          </table:table-cell>
          <table:table-cell table:formula="of:=SQRT((SQRT([.$B54]^2-MIN([.$B$43:.$B$62])^2))^2+(3.5*MIN([.$B$43:.$B$62]))^2)" office:value-type="float" office:value="0.0278327359514026">
            <text:p>0.027832736</text:p>
          </table:table-cell>
          <table:table-cell table:number-columns-repeated="1020"/>
        </table:table-row>
        <table:table-row table:style-name="ro1">
          <table:table-cell office:value-type="float" office:value="27.75">
            <text:p>27.75</text:p>
          </table:table-cell>
          <table:table-cell office:value-type="float" office:value="0.0122764">
            <text:p>0.0122764</text:p>
          </table:table-cell>
          <table:table-cell office:value-type="float" office:value="0.00445349">
            <text:p>0.00445349</text:p>
          </table:table-cell>
          <table:table-cell table:formula="of:=SQRT((SQRT([.$B55]^2-MIN([.$B$43:.$B$62])^2))^2+(3.5*MIN([.$B$43:.$B$62]))^2)" office:value-type="float" office:value="0.0270951386957236">
            <text:p>0.0270951387</text:p>
          </table:table-cell>
          <table:table-cell table:number-columns-repeated="1020"/>
        </table:table-row>
        <table:table-row table:style-name="ro1">
          <table:table-cell office:value-type="float" office:value="36.125">
            <text:p>36.125</text:p>
          </table:table-cell>
          <table:table-cell office:value-type="float" office:value="0.0108287">
            <text:p>0.0108287</text:p>
          </table:table-cell>
          <table:table-cell office:value-type="float" office:value="0.00413855">
            <text:p>0.00413855</text:p>
          </table:table-cell>
          <table:table-cell table:formula="of:=SQRT((SQRT([.$B56]^2-MIN([.$B$43:.$B$62])^2))^2+(3.5*MIN([.$B$43:.$B$62]))^2)" office:value-type="float" office:value="0.0264706873290155">
            <text:p>0.0264706873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956479">
            <text:p>0.00956479</text:p>
          </table:table-cell>
          <table:table-cell office:value-type="float" office:value="0.00381014">
            <text:p>0.00381014</text:p>
          </table:table-cell>
          <table:table-cell table:formula="of:=SQRT((SQRT([.$B57]^2-MIN([.$B$43:.$B$62])^2))^2+(3.5*MIN([.$B$43:.$B$62]))^2)" office:value-type="float" office:value="0.0259792561811265">
            <text:p>0.0259792562</text:p>
          </table:table-cell>
          <table:table-cell table:number-columns-repeated="1020"/>
        </table:table-row>
        <table:table-row table:style-name="ro1">
          <table:table-cell office:value-type="float" office:value="61.25">
            <text:p>61.25</text:p>
          </table:table-cell>
          <table:table-cell office:value-type="float" office:value="0.00888214">
            <text:p>0.00888214</text:p>
          </table:table-cell>
          <table:table-cell office:value-type="float" office:value="0.00357997">
            <text:p>0.00357997</text:p>
          </table:table-cell>
          <table:table-cell table:formula="of:=SQRT((SQRT([.$B58]^2-MIN([.$B$43:.$B$62])^2))^2+(3.5*MIN([.$B$43:.$B$62]))^2)" office:value-type="float" office:value="0.0257357524653953">
            <text:p>0.0257357525</text:p>
          </table:table-cell>
          <table:table-cell table:number-columns-repeated="1020"/>
        </table:table-row>
        <table:table-row table:style-name="ro1">
          <table:table-cell office:value-type="float" office:value="79.75">
            <text:p>79.75</text:p>
          </table:table-cell>
          <table:table-cell office:value-type="float" office:value="0.00799407">
            <text:p>0.00799407</text:p>
          </table:table-cell>
          <table:table-cell office:value-type="float" office:value="0.00339712">
            <text:p>0.00339712</text:p>
          </table:table-cell>
          <table:table-cell table:formula="of:=SQRT((SQRT([.$B59]^2-MIN([.$B$43:.$B$62])^2))^2+(3.5*MIN([.$B$43:.$B$62]))^2)" office:value-type="float" office:value="0.0254429105871439">
            <text:p>0.0254429106</text:p>
          </table:table-cell>
          <table:table-cell table:number-columns-repeated="1020"/>
        </table:table-row>
        <table:table-row table:style-name="ro1">
          <table:table-cell office:value-type="float" office:value="103.875">
            <text:p>103.875</text:p>
          </table:table-cell>
          <table:table-cell office:value-type="float" office:value="0.00768602">
            <text:p>0.00768602</text:p>
          </table:table-cell>
          <table:table-cell office:value-type="float" office:value="0.00328189">
            <text:p>0.00328189</text:p>
          </table:table-cell>
          <table:table-cell table:formula="of:=SQRT((SQRT([.$B60]^2-MIN([.$B$43:.$B$62])^2))^2+(3.5*MIN([.$B$43:.$B$62]))^2)" office:value-type="float" office:value="0.0253478095191853">
            <text:p>0.0253478095</text:p>
          </table:table-cell>
          <table:table-cell table:number-columns-repeated="1020"/>
        </table:table-row>
        <table:table-row table:style-name="ro1">
          <table:table-cell office:value-type="float" office:value="135.375">
            <text:p>135.375</text:p>
          </table:table-cell>
          <table:table-cell office:value-type="float" office:value="0.00736855">
            <text:p>0.00736855</text:p>
          </table:table-cell>
          <table:table-cell office:value-type="float" office:value="0.00321758">
            <text:p>0.00321758</text:p>
          </table:table-cell>
          <table:table-cell table:formula="of:=SQRT((SQRT([.$B61]^2-MIN([.$B$43:.$B$62])^2))^2+(3.5*MIN([.$B$43:.$B$62]))^2)" office:value-type="float" office:value="0.0252533576595866">
            <text:p>0.0252533577</text:p>
          </table:table-cell>
          <table:table-cell table:number-columns-repeated="1020"/>
        </table:table-row>
        <table:table-row table:style-name="ro1">
          <table:table-cell office:value-type="float" office:value="176.5">
            <text:p>176.5</text:p>
          </table:table-cell>
          <table:table-cell office:value-type="float" office:value="0.00720146">
            <text:p>0.00720146</text:p>
          </table:table-cell>
          <table:table-cell office:value-type="float" office:value="0.00315956">
            <text:p>0.00315956</text:p>
          </table:table-cell>
          <table:table-cell table:formula="of:=SQRT((SQRT([.$B62]^2-MIN([.$B$43:.$B$62])^2))^2+(3.5*MIN([.$B$43:.$B$62]))^2)" office:value-type="float" office:value="0.02520511">
            <text:p>0.02520511</text:p>
          </table:table-cell>
          <table:table-cell table:number-columns-repeated="10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578064">
            <text:p>0.578064</text:p>
          </table:table-cell>
          <table:table-cell office:value-type="float" office:value="0.221829">
            <text:p>0.221829</text:p>
          </table:table-cell>
          <table:table-cell table:formula="of:=SQRT((SQRT([.$B63]^2-MIN([.$B$63:.$B$82])^2))^2+(3.5*MIN([.$B$63:.$B$82]))^2)" office:value-type="float" office:value="0.581618318538896">
            <text:p>0.5816183185</text:p>
          </table:table-cell>
          <table:table-cell table:number-columns-repeated="1020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575568">
            <text:p>0.575568</text:p>
          </table:table-cell>
          <table:table-cell office:value-type="float" office:value="0.185493">
            <text:p>0.185493</text:p>
          </table:table-cell>
          <table:table-cell table:formula="of:=SQRT((SQRT([.$B64]^2-MIN([.$B$63:.$B$82])^2))^2+(3.5*MIN([.$B$63:.$B$82]))^2)" office:value-type="float" office:value="0.579137637343674">
            <text:p>0.5791376373</text:p>
          </table:table-cell>
          <table:table-cell table:number-columns-repeated="1020"/>
        </table:table-row>
        <table:table-row table:style-name="ro1">
          <table:table-cell office:value-type="float" office:value="1.875">
            <text:p>1.875</text:p>
          </table:table-cell>
          <table:table-cell office:value-type="float" office:value="0.521883">
            <text:p>0.521883</text:p>
          </table:table-cell>
          <table:table-cell office:value-type="float" office:value="0.218369">
            <text:p>0.218369</text:p>
          </table:table-cell>
          <table:table-cell table:formula="of:=SQRT((SQRT([.$B65]^2-MIN([.$B$63:.$B$82])^2))^2+(3.5*MIN([.$B$63:.$B$82]))^2)" office:value-type="float" office:value="0.525817217341742">
            <text:p>0.5258172173</text:p>
          </table:table-cell>
          <table:table-cell table:number-columns-repeated="1020"/>
        </table:table-row>
        <table:table-row table:style-name="ro1">
          <table:table-cell office:value-type="float" office:value="2.625">
            <text:p>2.625</text:p>
          </table:table-cell>
          <table:table-cell office:value-type="float" office:value="0.576233">
            <text:p>0.576233</text:p>
          </table:table-cell>
          <table:table-cell office:value-type="float" office:value="0.206111">
            <text:p>0.206111</text:p>
          </table:table-cell>
          <table:table-cell table:formula="of:=SQRT((SQRT([.$B66]^2-MIN([.$B$63:.$B$82])^2))^2+(3.5*MIN([.$B$63:.$B$82]))^2)" office:value-type="float" office:value="0.579798543162202">
            <text:p>0.5797985432</text:p>
          </table:table-cell>
          <table:table-cell table:number-columns-repeated="1020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.308593">
            <text:p>0.308593</text:p>
          </table:table-cell>
          <table:table-cell office:value-type="float" office:value="0.18563">
            <text:p>0.18563</text:p>
          </table:table-cell>
          <table:table-cell table:formula="of:=SQRT((SQRT([.$B67]^2-MIN([.$B$63:.$B$82])^2))^2+(3.5*MIN([.$B$63:.$B$82]))^2)" office:value-type="float" office:value="0.315200761441042">
            <text:p>0.3152007614</text:p>
          </table:table-cell>
          <table:table-cell table:number-columns-repeated="1020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0.247657">
            <text:p>0.247657</text:p>
          </table:table-cell>
          <table:table-cell office:value-type="float" office:value="0.1559">
            <text:p>0.1559</text:p>
          </table:table-cell>
          <table:table-cell table:formula="of:=SQRT((SQRT([.$B68]^2-MIN([.$B$63:.$B$82])^2))^2+(3.5*MIN([.$B$63:.$B$82]))^2)" office:value-type="float" office:value="0.255843448251098">
            <text:p>0.2558434483</text:p>
          </table:table-cell>
          <table:table-cell table:number-columns-repeated="1020"/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0.209085">
            <text:p>0.209085</text:p>
          </table:table-cell>
          <table:table-cell office:value-type="float" office:value="0.141508">
            <text:p>0.141508</text:p>
          </table:table-cell>
          <table:table-cell table:formula="of:=SQRT((SQRT([.$B69]^2-MIN([.$B$63:.$B$82])^2))^2+(3.5*MIN([.$B$63:.$B$82]))^2)" office:value-type="float" office:value="0.218719952425499">
            <text:p>0.2187199524</text:p>
          </table:table-cell>
          <table:table-cell table:number-columns-repeated="1020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152537">
            <text:p>0.152537</text:p>
          </table:table-cell>
          <table:table-cell office:value-type="float" office:value="0.102529">
            <text:p>0.102529</text:p>
          </table:table-cell>
          <table:table-cell table:formula="of:=SQRT((SQRT([.$B70]^2-MIN([.$B$63:.$B$82])^2))^2+(3.5*MIN([.$B$63:.$B$82]))^2)" office:value-type="float" office:value="0.16549748255793">
            <text:p>0.1654974826</text:p>
          </table:table-cell>
          <table:table-cell table:number-columns-repeated="1020"/>
        </table:table-row>
        <table:table-row table:style-name="ro1">
          <table:table-cell office:value-type="float" office:value="9.75">
            <text:p>9.75</text:p>
          </table:table-cell>
          <table:table-cell office:value-type="float" office:value="0.12237">
            <text:p>0.12237</text:p>
          </table:table-cell>
          <table:table-cell office:value-type="float" office:value="0.0743781">
            <text:p>0.0743781</text:p>
          </table:table-cell>
          <table:table-cell table:formula="of:=SQRT((SQRT([.$B71]^2-MIN([.$B$63:.$B$82])^2))^2+(3.5*MIN([.$B$63:.$B$82]))^2)" office:value-type="float" office:value="0.138189352932896">
            <text:p>0.1381893529</text:p>
          </table:table-cell>
          <table:table-cell table:number-columns-repeated="1020"/>
        </table:table-row>
        <table:table-row table:style-name="ro1">
          <table:table-cell office:value-type="float" office:value="12.625">
            <text:p>12.625</text:p>
          </table:table-cell>
          <table:table-cell office:value-type="float" office:value="0.0838051">
            <text:p>0.0838051</text:p>
          </table:table-cell>
          <table:table-cell office:value-type="float" office:value="0.0515744">
            <text:p>0.0515744</text:p>
          </table:table-cell>
          <table:table-cell table:formula="of:=SQRT((SQRT([.$B72]^2-MIN([.$B$63:.$B$82])^2))^2+(3.5*MIN([.$B$63:.$B$82]))^2)" office:value-type="float" office:value="0.105570711610856">
            <text:p>0.1055707116</text:p>
          </table:table-cell>
          <table:table-cell table:number-columns-repeated="1020"/>
        </table:table-row>
        <table:table-row table:style-name="ro1">
          <table:table-cell office:value-type="float" office:value="16.375">
            <text:p>16.375</text:p>
          </table:table-cell>
          <table:table-cell office:value-type="float" office:value="0.0563429">
            <text:p>0.0563429</text:p>
          </table:table-cell>
          <table:table-cell office:value-type="float" office:value="0.02181">
            <text:p>0.02181</text:p>
          </table:table-cell>
          <table:table-cell table:formula="of:=SQRT((SQRT([.$B73]^2-MIN([.$B$63:.$B$82])^2))^2+(3.5*MIN([.$B$63:.$B$82]))^2)" office:value-type="float" office:value="0.0854189835131658">
            <text:p>0.0854189835</text:p>
          </table:table-cell>
          <table:table-cell table:number-columns-repeated="1020"/>
        </table:table-row>
        <table:table-row table:style-name="ro1">
          <table:table-cell office:value-type="float" office:value="21.25">
            <text:p>21.25</text:p>
          </table:table-cell>
          <table:table-cell office:value-type="float" office:value="0.0451402">
            <text:p>0.0451402</text:p>
          </table:table-cell>
          <table:table-cell office:value-type="float" office:value="0.0136164">
            <text:p>0.0136164</text:p>
          </table:table-cell>
          <table:table-cell table:formula="of:=SQRT((SQRT([.$B74]^2-MIN([.$B$63:.$B$82])^2))^2+(3.5*MIN([.$B$63:.$B$82]))^2)" office:value-type="float" office:value="0.0784825969247482">
            <text:p>0.0784825969</text:p>
          </table:table-cell>
          <table:table-cell table:number-columns-repeated="1020"/>
        </table:table-row>
        <table:table-row table:style-name="ro1">
          <table:table-cell office:value-type="float" office:value="27.75">
            <text:p>27.75</text:p>
          </table:table-cell>
          <table:table-cell office:value-type="float" office:value="0.037683">
            <text:p>0.037683</text:p>
          </table:table-cell>
          <table:table-cell office:value-type="float" office:value="0.0100388">
            <text:p>0.0100388</text:p>
          </table:table-cell>
          <table:table-cell table:formula="of:=SQRT((SQRT([.$B75]^2-MIN([.$B$63:.$B$82])^2))^2+(3.5*MIN([.$B$63:.$B$82]))^2)" office:value-type="float" office:value="0.0744438637700415">
            <text:p>0.0744438638</text:p>
          </table:table-cell>
          <table:table-cell table:number-columns-repeated="1020"/>
        </table:table-row>
        <table:table-row table:style-name="ro1">
          <table:table-cell office:value-type="float" office:value="36.125">
            <text:p>36.125</text:p>
          </table:table-cell>
          <table:table-cell office:value-type="float" office:value="0.0329597">
            <text:p>0.0329597</text:p>
          </table:table-cell>
          <table:table-cell office:value-type="float" office:value="0.00829483">
            <text:p>0.00829483</text:p>
          </table:table-cell>
          <table:table-cell table:formula="of:=SQRT((SQRT([.$B76]^2-MIN([.$B$63:.$B$82])^2))^2+(3.5*MIN([.$B$63:.$B$82]))^2)" office:value-type="float" office:value="0.0721680136078478">
            <text:p>0.0721680136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295372">
            <text:p>0.0295372</text:p>
          </table:table-cell>
          <table:table-cell office:value-type="float" office:value="0.00709266">
            <text:p>0.00709266</text:p>
          </table:table-cell>
          <table:table-cell table:formula="of:=SQRT((SQRT([.$B77]^2-MIN([.$B$63:.$B$82])^2))^2+(3.5*MIN([.$B$63:.$B$82]))^2)" office:value-type="float" office:value="0.0706705493671338">
            <text:p>0.0706705494</text:p>
          </table:table-cell>
          <table:table-cell table:number-columns-repeated="1020"/>
        </table:table-row>
        <table:table-row table:style-name="ro1">
          <table:table-cell office:value-type="float" office:value="61.25">
            <text:p>61.25</text:p>
          </table:table-cell>
          <table:table-cell office:value-type="float" office:value="0.0260395">
            <text:p>0.0260395</text:p>
          </table:table-cell>
          <table:table-cell office:value-type="float" office:value="0.00635982">
            <text:p>0.00635982</text:p>
          </table:table-cell>
          <table:table-cell table:formula="of:=SQRT((SQRT([.$B78]^2-MIN([.$B$63:.$B$82])^2))^2+(3.5*MIN([.$B$63:.$B$82]))^2)" office:value-type="float" office:value="0.0692815698744082">
            <text:p>0.0692815699</text:p>
          </table:table-cell>
          <table:table-cell table:number-columns-repeated="1020"/>
        </table:table-row>
        <table:table-row table:style-name="ro1">
          <table:table-cell office:value-type="float" office:value="79.75">
            <text:p>79.75</text:p>
          </table:table-cell>
          <table:table-cell office:value-type="float" office:value="0.0228132">
            <text:p>0.0228132</text:p>
          </table:table-cell>
          <table:table-cell office:value-type="float" office:value="0.00562088">
            <text:p>0.00562088</text:p>
          </table:table-cell>
          <table:table-cell table:formula="of:=SQRT((SQRT([.$B79]^2-MIN([.$B$63:.$B$82])^2))^2+(3.5*MIN([.$B$63:.$B$82]))^2)" office:value-type="float" office:value="0.0681345907616132">
            <text:p>0.0681345908</text:p>
          </table:table-cell>
          <table:table-cell table:number-columns-repeated="1020"/>
        </table:table-row>
        <table:table-row table:style-name="ro1">
          <table:table-cell office:value-type="float" office:value="103.875">
            <text:p>103.875</text:p>
          </table:table-cell>
          <table:table-cell office:value-type="float" office:value="0.0206778">
            <text:p>0.0206778</text:p>
          </table:table-cell>
          <table:table-cell office:value-type="float" office:value="0.00518964">
            <text:p>0.00518964</text:p>
          </table:table-cell>
          <table:table-cell table:formula="of:=SQRT((SQRT([.$B80]^2-MIN([.$B$63:.$B$82])^2))^2+(3.5*MIN([.$B$63:.$B$82]))^2)" office:value-type="float" office:value="0.0674496239934108">
            <text:p>0.067449624</text:p>
          </table:table-cell>
          <table:table-cell table:number-columns-repeated="1020"/>
        </table:table-row>
        <table:table-row table:style-name="ro1">
          <table:table-cell office:value-type="float" office:value="135.375">
            <text:p>135.375</text:p>
          </table:table-cell>
          <table:table-cell office:value-type="float" office:value="0.019492">
            <text:p>0.019492</text:p>
          </table:table-cell>
          <table:table-cell office:value-type="float" office:value="0.00487653">
            <text:p>0.00487653</text:p>
          </table:table-cell>
          <table:table-cell table:formula="of:=SQRT((SQRT([.$B81]^2-MIN([.$B$63:.$B$82])^2))^2+(3.5*MIN([.$B$63:.$B$82]))^2)" office:value-type="float" office:value="0.0670955917181785">
            <text:p>0.0670955917</text:p>
          </table:table-cell>
          <table:table-cell table:number-columns-repeated="1020"/>
        </table:table-row>
        <table:table-row table:style-name="ro1">
          <table:table-cell office:value-type="float" office:value="176.5">
            <text:p>176.5</text:p>
          </table:table-cell>
          <table:table-cell office:value-type="float" office:value="0.0191413">
            <text:p>0.0191413</text:p>
          </table:table-cell>
          <table:table-cell office:value-type="float" office:value="0.00465278">
            <text:p>0.00465278</text:p>
          </table:table-cell>
          <table:table-cell table:formula="of:=SQRT((SQRT([.$B82]^2-MIN([.$B$63:.$B$82])^2))^2+(3.5*MIN([.$B$63:.$B$82]))^2)" office:value-type="float" office:value="0.06699455">
            <text:p>0.06699455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1">31.08.2012</text:date>, <text:time>11:4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2-08-31T11:41:21</dc:date>
    <dc:creator>Christoph Nägeli</dc:creator>
    <meta:editing-duration>PT43M7S</meta:editing-duration>
    <meta:editing-cycles>30</meta:editing-cycles>
    <meta:document-statistic meta:table-count="1" meta:cell-count="36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3cm" xlink:href=".." xlink:type="simple" chart:class="chart:scatter" chart:style-name="ch1">
        <chart:title svg:x="6.374cm" svg:y="0.316cm" chart:style-name="ch2">
          <text:p>Current Design</text:p>
        </chart:title>
        <chart:legend chart:legend-position="end" svg:x="13.621cm" svg:y="4.206cm" chart:style-name="ch3"/>
        <chart:plot-area chart:style-name="ch4" table:cell-range-address="Sheet1.A3:Sheet1.B22" svg:x="1.31cm" svg:y="1.645cm" svg:width="11.673cm" svg:height="6.217cm">
          <chartooo:coordinate-region svg:x="2.447cm" svg:y="1.844cm" svg:width="10.243cm" svg:height="5.372cm"/>
          <chart:axis chart:dimension="x" chart:name="primary-x" chart:style-name="ch5">
            <chart:title svg:x="6.634cm" svg:y="8.042cm" chart:style-name="ch6">
              <text:p>p/GeV</text:p>
            </chart:title>
          </chart:axis>
          <chart:axis chart:dimension="y" chart:name="primary-y" chart:style-name="ch5">
            <chart:title svg:x="0.451cm" svg:y="5.474cm" chart:style-name="ch7">
              <text:p>res(z)/cm</text:p>
            </chart:title>
            <chart:grid chart:style-name="ch8" chart:class="major"/>
          </chart:axis>
          <chart:series chart:style-name="ch9" chart:values-cell-range-address="Sheet1.B3:Sheet1.B22" chart:class="chart:scatter">
            <chart:domain table:cell-range-address="Sheet1.A3:Sheet1.A22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3:Sheet1.A22</svg:desc>
                </draw:g>
              </table:table-cell>
              <table:table-cell office:value-type="float" office:value="0.0291316">
                <text:p>0.0291316</text:p>
                <draw:g>
                  <svg:desc>Sheet1.B3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193883">
                <text:p>0.0193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75">
                <text:p>1.875</text:p>
              </table:table-cell>
              <table:table-cell office:value-type="float" office:value="0.0150154">
                <text:p>0.0150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25">
                <text:p>2.625</text:p>
              </table:table-cell>
              <table:table-cell office:value-type="float" office:value="0.011742">
                <text:p>0.011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0.00907799">
                <text:p>0.00907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728537">
                <text:p>0.007285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5">
                <text:p>5.75</text:p>
              </table:table-cell>
              <table:table-cell office:value-type="float" office:value="0.00588341">
                <text:p>0.00588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.00518293">
                <text:p>0.00518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75">
                <text:p>9.75</text:p>
              </table:table-cell>
              <table:table-cell office:value-type="float" office:value="0.00458982">
                <text:p>0.00458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625">
                <text:p>12.625</text:p>
              </table:table-cell>
              <table:table-cell office:value-type="float" office:value="0.00436973">
                <text:p>0.00436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375">
                <text:p>16.375</text:p>
              </table:table-cell>
              <table:table-cell office:value-type="float" office:value="0.00416598">
                <text:p>0.004165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25">
                <text:p>21.25</text:p>
              </table:table-cell>
              <table:table-cell office:value-type="float" office:value="0.00407721">
                <text:p>0.00407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75">
                <text:p>27.75</text:p>
              </table:table-cell>
              <table:table-cell office:value-type="float" office:value="0.00390397">
                <text:p>0.00390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125">
                <text:p>36.125</text:p>
              </table:table-cell>
              <table:table-cell office:value-type="float" office:value="0.00384271">
                <text:p>0.00384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0.0038075">
                <text:p>0.0038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.25">
                <text:p>61.25</text:p>
              </table:table-cell>
              <table:table-cell office:value-type="float" office:value="0.00374053">
                <text:p>0.003740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.75">
                <text:p>79.75</text:p>
              </table:table-cell>
              <table:table-cell office:value-type="float" office:value="0.00369986">
                <text:p>0.00369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.875">
                <text:p>103.875</text:p>
              </table:table-cell>
              <table:table-cell office:value-type="float" office:value="0.00371208">
                <text:p>0.003712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5.375">
                <text:p>135.375</text:p>
              </table:table-cell>
              <table:table-cell office:value-type="float" office:value="0.00369066">
                <text:p>0.003690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.5">
                <text:p>176.5</text:p>
              </table:table-cell>
              <table:table-cell office:value-type="float" office:value="0.0036982">
                <text:p>0.00369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3cm" xlink:href=".." xlink:type="simple" chart:class="chart:scatter" chart:style-name="ch1">
        <chart:title svg:x="7.563cm" svg:y="0.316cm" chart:style-name="ch2">
          <text:p>MS</text:p>
        </chart:title>
        <chart:legend chart:legend-position="end" svg:x="13.622cm" svg:y="4.206cm" chart:style-name="ch3"/>
        <chart:plot-area chart:style-name="ch4" table:cell-range-address="Sheet1.A3:Sheet1.A22 Sheet1.E3:Sheet1.E22" svg:x="1.31cm" svg:y="1.645cm" svg:width="11.674cm" svg:height="6.217cm">
          <chartooo:coordinate-region svg:x="2.447cm" svg:y="1.844cm" svg:width="10.244cm" svg:height="5.372cm"/>
          <chart:axis chart:dimension="x" chart:name="primary-x" chart:style-name="ch5">
            <chart:title svg:x="6.635cm" svg:y="8.042cm" chart:style-name="ch6">
              <text:p>p/GeV</text:p>
            </chart:title>
          </chart:axis>
          <chart:axis chart:dimension="y" chart:name="primary-y" chart:style-name="ch5">
            <chart:title svg:x="0.451cm" svg:y="5.474cm" chart:style-name="ch7">
              <text:p>res(z)/cm</text:p>
            </chart:title>
            <chart:grid chart:style-name="ch8" chart:class="major"/>
          </chart:axis>
          <chart:series chart:style-name="ch9" chart:values-cell-range-address="Sheet1.E3:Sheet1.E22" chart:class="chart:scatter">
            <chart:domain table:cell-range-address="Sheet1.A3:Sheet1.A22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3:Sheet1.A22</svg:desc>
                </draw:g>
              </table:table-cell>
              <table:table-cell office:value-type="float" office:value="0.0288968708915758">
                <text:p>0.0288968708915758</text:p>
                <draw:g>
                  <svg:desc>Sheet1.E3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190337911529574">
                <text:p>0.0190337911529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75">
                <text:p>1.875</text:p>
              </table:table-cell>
              <table:table-cell office:value-type="float" office:value="0.0145547678072994">
                <text:p>0.0145547678072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25">
                <text:p>2.625</text:p>
              </table:table-cell>
              <table:table-cell office:value-type="float" office:value="0.0111469095611474">
                <text:p>0.0111469095611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0.0082939092835948">
                <text:p>0.0082939092835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628137284367836">
                <text:p>0.00628137284367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5">
                <text:p>5.75</text:p>
              </table:table-cell>
              <table:table-cell office:value-type="float" office:value="0.00458187101438921">
                <text:p>0.00458187101438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.00363892733498486">
                <text:p>0.00363892733498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75">
                <text:p>9.75</text:p>
              </table:table-cell>
              <table:table-cell office:value-type="float" office:value="0.00272864002697314">
                <text:p>0.00272864002697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625">
                <text:p>12.625</text:p>
              </table:table-cell>
              <table:table-cell office:value-type="float" office:value="0.00233956599336287">
                <text:p>0.00233956599336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375">
                <text:p>16.375</text:p>
              </table:table-cell>
              <table:table-cell office:value-type="float" office:value="0.001932464262231">
                <text:p>0.001932464262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25">
                <text:p>21.25</text:p>
              </table:table-cell>
              <table:table-cell office:value-type="float" office:value="0.00173282144160903">
                <text:p>0.00173282144160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75">
                <text:p>27.75</text:p>
              </table:table-cell>
              <table:table-cell office:value-type="float" office:value="0.00127279634085741">
                <text:p>0.0012727963408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125">
                <text:p>36.125</text:p>
              </table:table-cell>
              <table:table-cell office:value-type="float" office:value="0.00107025646856256">
                <text:p>0.00107025646856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0.000935994131605533">
                <text:p>0.0009359941316055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.25">
                <text:p>61.25</text:p>
              </table:table-cell>
              <table:table-cell office:value-type="float" office:value="0.000608763866618248">
                <text:p>0.000608763866618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.75">
                <text:p>79.75</text:p>
              </table:table-cell>
              <table:table-cell office:value-type="float" office:value="0.000260754259792624">
                <text:p>0.0002607542597926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.875">
                <text:p>103.875</text:p>
              </table:table-cell>
              <table:table-cell office:value-type="float" office:value="0.000398204332974916">
                <text:p>0.0003982043329749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5.375">
                <text:p>135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.5">
                <text:p>176.5</text:p>
              </table:table-cell>
              <table:table-cell office:value-type="float" office:value="0.000236033905191603">
                <text:p>0.0002360339051916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8.997cm" xlink:href=".." xlink:type="simple" chart:class="chart:scatter" chart:style-name="ch1">
        <chart:title svg:x="7.121cm" svg:y="0.315cm" chart:style-name="ch2">
          <text:p>Intrinsic</text:p>
        </chart:title>
        <chart:legend chart:legend-position="end" svg:x="13.648cm" svg:y="4.203cm" chart:style-name="ch3"/>
        <chart:plot-area chart:style-name="ch4" table:cell-range-address="Sheet1.A3:Sheet1.A22 Sheet1.F3:Sheet1.F22" svg:x="1.31cm" svg:y="1.641cm" svg:width="11.7cm" svg:height="6.216cm">
          <chartooo:coordinate-region svg:x="2.633cm" svg:y="1.84cm" svg:width="10.084cm" svg:height="5.371cm"/>
          <chart:axis chart:dimension="x" chart:name="primary-x" chart:style-name="ch5">
            <chart:title svg:x="6.648cm" svg:y="8.036cm" chart:style-name="ch6">
              <text:p>p/GeV</text:p>
            </chart:title>
          </chart:axis>
          <chart:axis chart:dimension="y" chart:name="primary-y" chart:style-name="ch5">
            <chart:title svg:x="0.451cm" svg:y="5.47cm" chart:style-name="ch7">
              <text:p>res(z)/cm</text:p>
            </chart:title>
            <chart:grid chart:style-name="ch8" chart:class="major"/>
          </chart:axis>
          <chart:series chart:style-name="ch9" chart:values-cell-range-address="Sheet1.F3:Sheet1.F22" chart:class="chart:scatter">
            <chart:domain table:cell-range-address="Sheet1.A3:Sheet1.A22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3:Sheet1.A22</svg:desc>
                </draw:g>
              </table:table-cell>
              <table:table-cell office:value-type="float" office:value="0.00369066">
                <text:p>0.00369066</text:p>
                <draw:g>
                  <svg:desc>Sheet1.F3:Sheet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0369066">
                <text:p>0.00369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75">
                <text:p>1.875</text:p>
              </table:table-cell>
              <table:table-cell office:value-type="float" office:value="0.00369066">
                <text:p>0.00369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25">
                <text:p>2.625</text:p>
              </table:table-cell>
              <table:table-cell office:value-type="float" office:value="0.00369066">
                <text:p>0.00369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0.00369066">
                <text:p>0.003690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369066">
                <text:p>0.00369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5">
                <text:p>5.75</text:p>
              </table:table-cell>
              <table:table-cell office:value-type="float" office:value="0.00369066">
                <text:p>0.00369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.00369066">
                <text:p>0.00369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75">
                <text:p>9.75</text:p>
              </table:table-cell>
              <table:table-cell office:value-type="float" office:value="0.00369066">
                <text:p>0.003690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625">
                <text:p>12.625</text:p>
              </table:table-cell>
              <table:table-cell office:value-type="float" office:value="0.00369066">
                <text:p>0.00369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375">
                <text:p>16.375</text:p>
              </table:table-cell>
              <table:table-cell office:value-type="float" office:value="0.00369066">
                <text:p>0.00369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25">
                <text:p>21.25</text:p>
              </table:table-cell>
              <table:table-cell office:value-type="float" office:value="0.00369066">
                <text:p>0.00369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75">
                <text:p>27.75</text:p>
              </table:table-cell>
              <table:table-cell office:value-type="float" office:value="0.00369066">
                <text:p>0.00369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125">
                <text:p>36.125</text:p>
              </table:table-cell>
              <table:table-cell office:value-type="float" office:value="0.00369066">
                <text:p>0.003690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0.00369066">
                <text:p>0.003690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.25">
                <text:p>61.25</text:p>
              </table:table-cell>
              <table:table-cell office:value-type="float" office:value="0.00369066">
                <text:p>0.003690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.75">
                <text:p>79.75</text:p>
              </table:table-cell>
              <table:table-cell office:value-type="float" office:value="0.00369066">
                <text:p>0.00369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.875">
                <text:p>103.875</text:p>
              </table:table-cell>
              <table:table-cell office:value-type="float" office:value="0.00369066">
                <text:p>0.003690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5.375">
                <text:p>135.375</text:p>
              </table:table-cell>
              <table:table-cell office:value-type="float" office:value="0.00369066">
                <text:p>0.003690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.5">
                <text:p>176.5</text:p>
              </table:table-cell>
              <table:table-cell office:value-type="float" office:value="0.00369066">
                <text:p>0.003690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8.997cm" xlink:href=".." xlink:type="simple" chart:class="chart:scatter" chart:style-name="ch1">
        <chart:title svg:x="6.061cm" svg:y="0.315cm" chart:style-name="ch2">
          <text:p>Long Pixel Design</text:p>
        </chart:title>
        <chart:legend chart:legend-position="end" svg:x="13.624cm" svg:y="4.203cm" chart:style-name="ch3"/>
        <chart:plot-area chart:style-name="ch4" table:cell-range-address="Sheet1.A3:Sheet1.A22 Sheet1.D3:Sheet1.D22" svg:x="1.31cm" svg:y="1.641cm" svg:width="11.676cm" svg:height="6.216cm">
          <chartooo:coordinate-region svg:x="2.447cm" svg:y="1.841cm" svg:width="10.246cm" svg:height="5.37cm"/>
          <chart:axis chart:dimension="x" chart:name="primary-x" chart:style-name="ch5">
            <chart:title svg:x="6.636cm" svg:y="8.036cm" chart:style-name="ch6">
              <text:p>p/GeV</text:p>
            </chart:title>
          </chart:axis>
          <chart:axis chart:dimension="y" chart:name="primary-y" chart:style-name="ch5">
            <chart:title svg:x="0.451cm" svg:y="5.47cm" chart:style-name="ch7">
              <text:p>res(z)/cm</text:p>
            </chart:title>
            <chart:grid chart:style-name="ch8" chart:class="major"/>
          </chart:axis>
          <chart:series chart:style-name="ch9" chart:values-cell-range-address="Sheet1.D3:Sheet1.D22" chart:class="chart:scatter">
            <chart:domain table:cell-range-address="Sheet1.A3:Sheet1.A22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3:Sheet1.A22</svg:desc>
                </draw:g>
              </table:table-cell>
              <table:table-cell office:value-type="float" office:value="0.0316525835432197">
                <text:p>0.0316525835432197</text:p>
                <draw:g>
                  <svg:desc>Sheet1.D3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230030889945351">
                <text:p>0.0230030889945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75">
                <text:p>1.875</text:p>
              </table:table-cell>
              <table:table-cell office:value-type="float" office:value="0.0194601686416254">
                <text:p>0.0194601686416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25">
                <text:p>2.625</text:p>
              </table:table-cell>
              <table:table-cell office:value-type="float" office:value="0.0170619603328721">
                <text:p>0.01706196033287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0.0153507598782796">
                <text:p>0.0153507598782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1436358389948">
                <text:p>0.014363583899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5">
                <text:p>5.75</text:p>
              </table:table-cell>
              <table:table-cell office:value-type="float" office:value="0.0137058542101031">
                <text:p>0.0137058542101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.0134200853121506">
                <text:p>0.0134200853121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75">
                <text:p>9.75</text:p>
              </table:table-cell>
              <table:table-cell office:value-type="float" office:value="0.013202362441355">
                <text:p>0.013202362441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625">
                <text:p>12.625</text:p>
              </table:table-cell>
              <table:table-cell office:value-type="float" office:value="0.0131274699265852">
                <text:p>0.0131274699265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375">
                <text:p>16.375</text:p>
              </table:table-cell>
              <table:table-cell office:value-type="float" office:value="0.0130610610503473">
                <text:p>0.0130610610503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25">
                <text:p>21.25</text:p>
              </table:table-cell>
              <table:table-cell office:value-type="float" office:value="0.0130330183681525">
                <text:p>0.0130330183681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75">
                <text:p>27.75</text:p>
              </table:table-cell>
              <table:table-cell office:value-type="float" office:value="0.0129798654908824">
                <text:p>0.0129798654908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125">
                <text:p>36.125</text:p>
              </table:table-cell>
              <table:table-cell office:value-type="float" office:value="0.0129615719164228">
                <text:p>0.0129615719164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0.0129511768828358">
                <text:p>0.01295117688283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.25">
                <text:p>61.25</text:p>
              </table:table-cell>
              <table:table-cell office:value-type="float" office:value="0.0129316468820255">
                <text:p>0.0129316468820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.75">
                <text:p>79.75</text:p>
              </table:table-cell>
              <table:table-cell office:value-type="float" office:value="0.0129199415795932">
                <text:p>0.0129199415795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.875">
                <text:p>103.875</text:p>
              </table:table-cell>
              <table:table-cell office:value-type="float" office:value="0.0129234463022407">
                <text:p>0.01292344630224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5.375">
                <text:p>135.375</text:p>
              </table:table-cell>
              <table:table-cell office:value-type="float" office:value="0.01291731">
                <text:p>0.012917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.5">
                <text:p>176.5</text:p>
              </table:table-cell>
              <table:table-cell office:value-type="float" office:value="0.012919466306334">
                <text:p>0.0129194663063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